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T1" style:family="text">
      <style:text-properties fo:color="#0000f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fimfiction.net/story/232415/saddles" text:style-name="ListLabel_20_1" text:visited-style-name="ListLabel_20_1"><text:span text:style-name="T1">Saddles</text:span></text:a></text:p>
      <text:p text:style-name="P1">Autor: Rainbow Bob</text:p>
      <text:p text:style-name="P1">[Comedy][Human]</text:p>
      <text:p text:style-name="P1"/>
      <text:p text:style-name="P1">Po blisko dwuletniej przerwie postanowiłem wrócić do pisania recenzji. Skoro więc ponownie jestem w siodle, warto zacząć od opowiadania o korespondującym tytule i sporym potencjale komediowym.</text:p>
      <text:p text:style-name="P1"/>
      <text:p text:style-name="P1">„Saddles” autorstwa Rainbow Boba to fanfik krótki i dosyć wiekowy, gdyż powstał w 2014 roku. Treść na pierwszy rzut oka wydaje się całkiem prosta. Oto po nawiązaniu kontaktu między Equestrią i Ziemią, na tę pierwszą przybywa niejaki Ivan. Rzeczona postać para się wyrobem siodeł, więc mając do dyspozycji cały świat pełen kuców, szybko wietrzy okazję do zrobienia złotego interesu. I wszystko idzie cudownie, dopóki w jego sklepie nie pojawia się Rarity, chcą dowiedzieć się, z czego są one wyrabiane. Kiedy wychodzi na jaw, iż siodła powstają głównie z krowiej skóry, wybucha prawdziwe pandemonium, ale na szczęście po wyjaśnieniu różnic kulturowych udaje się je załagodzić. I teraz przychodzi kolej na Ivana, który nie widząc, by kuce nosiły jego wyroby pyta, do czego w Equestrii używa się siodeł. Odpowiedź, jaką uzyskuje, jest dla niego prawdziwym szokiem. Dlaczego? Ogólne wskazówki ujrzycie w dalszej części recenzji, ale szczegóły już musicie poznać sami. Zapewniam, że warto.</text:p>
      <text:p text:style-name="P1"/>
      <text:p text:style-name="P1">Opowiadanie, mimo swej niewielkiej objętości i zdecydowanie komediowym charakterze jest nieco… głębsze niż mogłoby się to wydawać na pierwszy rzut oka. Głównie chodzi mi tu o fakt, iż jego humorystyczna moc nie polega na prostych gagach, co zwykle jest pierwszym wyborem autorów tego typu tekstów. Rainbow Bob poszedł nieco dalej i postanowił wykorzystać wspomniane wcześniej różnice kulturowe i wynikające z nich nieuchronne nieporozumienia, by rozbawić czytelnika. W mojej ocenie udało mu się to idealnie.</text:p>
      <text:p text:style-name="P1"/>
      <text:p text:style-name="P1">Na duży plus należy również zaliczyć fakt odmienności języka, czyli kwestię, która w fanfikach typu Human In Equestria jest niemal zawsze zwyczajnie ignorowana. Oczywiście w tekście liczącym niecałe dwa i pół tysiąca słów, trudno oczekiwać używania kilku narzeczy, ale odpowiednie opisy bez trudu pogłębiają klimat wzajemnego braku zrozumienia. Naturalnie bohaterom udaje się w końcu dogadać, ale obserwowanie tego procesu podczas lektury jest nie tylko przezabawne, ale też całkiem interesujące.</text:p>
      <text:p text:style-name="P1"/>
      <text:p text:style-name="P1">Podsumowując, mamy tu do czynienia z krótkim, lekkim tekstem, który idealnie się nadaje do popołudniowej kawy. Używany język nie jest zbyt trudny, więc nawet osoby ze średnią znajomością angielskiego nie będą miały problemów z lekturą. A może ktoś skusi się na tłumaczenie?</text:p>
      <text:p text:style-name="P1"/>
      <text:p text:style-name="P1">Link do obrazka: <text:a xlink:type="simple" xlink:href="https://images-wixmp-ed30a86b8c4ca887773594c2.wixmp.com/f/388555c9-52a2-4541-857a-27a37bc2a83d/d6i9r7f-b81c5640-d4c2-4b66-9145-e1cf7d1d1f7c.jpg?token=eyJ0eXAiOiJKV1QiLCJhbGciOiJIUzI1NiJ9.eyJzdWIiOiJ1cm46YXBwOjdlMGQxODg5ODIyNjQzNzNhNWYwZDQxNWVhMGQyNmUwIiwiaXNzIjoidXJuOmFwcDo3ZTBkMTg4OTgyMjY0MzczYTVmMGQ0MTVlYTBkMjZlMCIsIm9iaiI6W1t7InBhdGgiOiJcL2ZcLzM4ODU1NWM5LTUyYTItNDU0MS04NTdhLTI3YTM3YmMyYTgzZFwvZDZpOXI3Zi1iODFjNTY0MC1kNGMyLTRiNjYtOTE0NS1lMWNmN2QxZDFmN2MuanBnIn1dXSwiYXVkIjpbInVybjpzZXJ2aWNlOmZpbGUuZG93bmxvYWQiXX0.U-Pv4uaTc8GW1qjpxtXGYrfuOh9rlPpb47GYCoLgGRA" text:style-name="ListLabel_20_1" text:visited-style-name="ListLabel_20_1"><text:span text:style-name="T1">https://images-wixmp-ed30a86b8c4ca887773594c2.wixmp.com/f/388555c9-52a2-4541-857a-27a37bc2a83d/d6i9r7f-b81c5640-d4c2-4b66-9145-e1cf7d1d1f7c.jpg?token=eyJ0eXAiOiJKV1QiLCJhbGciOiJIUzI1NiJ9.eyJzdWIiOiJ1cm46YXBwOjdlMGQxODg5ODIyNjQzNzNhNWYwZDQxNWVhMGQyNmUwIiwiaXNzIjoidXJuOmFwcDo3ZTBkMTg4OTgyMjY0MzczYTVmMGQ0MTVlYTBkMjZlMCIsIm9iaiI6W1t7InBhdGgiOiJcL2ZcLzM4ODU1NWM5LTUyYTItNDU0MS04NTdhLTI3YTM3YmMyYTgzZFwvZDZpOXI3Zi1iODFjNTY0MC1kNGMyLTRiNjYtOTE0NS1lMWNmN2QxZDFmN2MuanBnIn1dXSwiYXVkIjpbInVybjpzZXJ2aWNlOmZpbGUuZG93bmxvYWQiXX0.U-Pv4uaTc8GW1qjpxtXGYrfuOh9rlPpb47GYCoLgGRA</text:span></text:a></text:p>
      <text:p text:style-name="P1">Link do źródła: <text:a xlink:type="simple" xlink:href="https://www.deviantart.com/mysticalpha/art/Rarity-Saddle-Dress-393485307" text:style-name="ListLabel_20_1" text:visited-style-name="ListLabel_20_1"><text:span text:style-name="T1">https://www.deviantart.com/mysticalpha/art/Rarity-Saddle-Dress-393485307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75" meta:character-count="3159" meta:non-whitespace-character-count="2794"/>
    <meta:generator>LibreOfficeDev/6.0.5.2$Linux_X86_64 LibreOffice_project/</meta:generator>
  </office:meta>
</office:document-meta>
</file>